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68c" officeooo:paragraph-rsid="00143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&lt;meta name="viewport" content="width=device-width initial-scale=1"&gt; - отображение на мобильных устройствах без зумировани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0:04:45.187410771</meta:creation-date>
    <meta:generator>LibreOffice/6.4.7.2$Linux_X86_64 LibreOffice_project/40$Build-2</meta:generator>
    <dc:date>2022-05-24T00:05:50.122557361</dc:date>
    <meta:editing-duration>PT1M5S</meta:editing-duration>
    <meta:editing-cycles>1</meta:editing-cycles>
    <meta:document-statistic meta:table-count="0" meta:image-count="0" meta:object-count="0" meta:page-count="1" meta:paragraph-count="1" meta:word-count="11" meta:character-count="124" meta:non-whitespace-character-count="114"/>
  </office:meta>
</office:document-meta>
</file>